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09e25" officeooo:paragraph-rsid="00109e25" style:font-size-asian="14pt" style:font-size-complex="16pt"/>
    </style:style>
    <style:style style:name="P2" style:family="paragraph" style:parent-style-name="Standard" style:list-style-name="L1">
      <style:text-properties officeooo:paragraph-rsid="00109e25"/>
    </style:style>
    <style:style style:name="T1" style:family="text">
      <style:text-properties fo:font-size="16pt" officeooo:rsid="00109e25" style:font-size-asian="14pt" style:font-size-complex="16p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nfall prediction dataset inferences : </text:p>
      <text:p text:style-name="P1"><text:tab/><text:tab/>Attributes are states, districts, months describing rainfall</text:p>
      <text:list xml:id="list2280868896" text:style-name="L1">
        <text:list-item>
          <text:p text:style-name="P2"><text:span text:style-name="T1"><text:tab/><text:tab/>X-axis = months</text:span></text:p>
        </text:list-item>
        <text:list-item>
          <text:p text:style-name="P2"><text:span text:style-name="T1"><text:s text:c="18"/>Y-axis = rainfall prediction annuall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1:08:15.408210381</meta:creation-date>
    <dc:date>2020-09-11T16:09:36.416650058</dc:date>
    <meta:editing-duration>PT8M3S</meta:editing-duration>
    <meta:editing-cycles>1</meta:editing-cycles>
    <meta:document-statistic meta:table-count="0" meta:image-count="0" meta:object-count="0" meta:page-count="1" meta:paragraph-count="4" meta:word-count="22" meta:character-count="181" meta:non-whitespace-character-count="142"/>
    <meta:generator>LibreOffice/6.0.7.3$Linux_X86_64 LibreOffice_project/00m0$Build-3</meta:generator>
  </office:meta>
</office:document-meta>
</file>